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style>
    <style:style style:name="P3" style:family="paragraph" style:parent-style-name="Standard">
      <style:paragraph-properties fo:margin-left="0.5in" fo:margin-right="0in" fo:margin-top="0in" fo:margin-bottom="0in" loext:contextual-spacing="false" fo:text-indent="0in" style:auto-text-indent="false"/>
    </style:style>
    <style:style style:name="P4" style:family="paragraph" style:parent-style-name="Heading_20_2">
      <style:paragraph-properties fo:margin-top="0.25in" fo:margin-bottom="0.0835in" loext:contextual-spacing="false"/>
    </style:style>
    <style:style style:name="P5" style:family="paragraph" style:parent-style-name="Heading_20_1">
      <style:paragraph-properties fo:margin-top="0.278in" fo:margin-bottom="0.0835in" loext:contextual-spacing="false" fo:text-align="center" style:justify-single-word="false"/>
    </style:style>
    <style:style style:name="P6" style:family="paragraph" style:parent-style-name="Heading_20_1" style:master-page-name="Standard">
      <style:paragraph-properties fo:margin-top="0.278in" fo:margin-bottom="0.0835in" loext:contextual-spacing="false" fo:text-align="center" style:justify-single-word="false"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nl87j7nw81wt"/>Gap Analysis of Socrates to LibreEHR</text:p>
      <text:p text:style-name="P5"><text:bookmark text:name="_40k8erencfgl"/>Lab Results ETL</text:p>
      <text:p text:style-name="P1"/>
      <text:p text:style-name="P4"><text:bookmark text:name="_hokj73dek4q9"/>Introduction</text:p>
      <text:p text:style-name="P1"/>
      <text:p text:style-name="P1">This will be a comparatively brief gap analysis because the transformation script code is mostly reused from earlier scripts; the data extraction method is the same as previous ETLs and only one new policy decision needed to be made.</text:p>
      <text:p text:style-name="P1"/>
      <text:p text:style-name="P1">Proper recording of lab results in LibreEHR requires that the 'Procedure Order' module be configured with all the lab tests that will ever be ordered by that practice, and that a lab results download interface be created with connection account information for the lab that performs the tests. <text:s/>All that may be put in place in an eventual production LibreEHR system but is not feasible for this demo. <text:s/>Also, the purpose of this lab result ETL process is to archive a practice's clinical data from the Socrates database and make it available for review when the practice makes the transition to LibreEHR.</text:p>
      <text:p text:style-name="P1"/>
      <text:p text:style-name="P1">Lab results records were located in the Socrates system which do contain adequate references to associate them with specific patients. <text:s/>It was determined that they could be converted to a format suitable for import into LibreEHR. <text:s/>The records are in XML format containing HL7 segment tags; consequently they can't be read by LibreEHR's native HL7 reader which only reads actual HL7 files. <text:s/>With this ETL script I excluded the extraneous HL7 tags, e.g., the xml message identifiers, and collected the fields with information useful to have in the patient record. <text:s/>Then the result records were converted into 'pnotes', which display in a Patient's summary screen. <text:s/>Each of which, incidentally, comes with the caveat: "These imported reports are for reference only- Obtain authoritative original reports from lab or paper archive".</text:p>
      <text:p text:style-name="P1"/>
      <text:p text:style-name="P4"><text:bookmark text:name="_4rv5mrndo5u"/>ETL Notes</text:p>
      <text:p text:style-name="P1"/>
      <text:list xml:id="list5501375103089057323" text:style-name="WWNum1">
        <text:list-item>
          <text:p text:style-name="P2">Am using the 'reported date' for the LibreEHR note's date field, which is when the results were reported back by the lab. <text:s/>This seems more appropriate than the file date which appears to be when the note was entered saying that that the lab had been ordered. <text:s/>Also better than the test date which is included in the results and is the date the test was run rather than the order date, which is also in the result listing.</text:p>
        </text:list-item>
        <text:list-item>
          <text:p text:style-name="P2">The LibreEHR database requires a user ID number for each 'pnote'. <text:s/>For this demo all these lab results will be assigned to 'admin'; in the eventual production system the users would be configured and the ID retrieved when the note was created. <text:s/>The ordering provider is named in the results note.</text:p>
        </text:list-item>
        <text:list-item>
          <text:p text:style-name="P2">Change of plans: had previously stated that these lab results would be ETL'ed in the same script as the other Clinical Data. <text:s/>These records may have enough variability that managing them separately would be prudent. <text:s/>Will combine later if seems appropriate. <text:s/>In any case Ciaran's workflows to apply the T-SQL query for this ETL will not change.</text:p>
        </text:list-item>
        <text:list-item>
          <text:p text:style-name="P2">The lab results allow for multiple freetext note fields but give no indication what the max number of notes is. <text:s/>I have only ever found 3 so have coded for maximum number of 3; also am combining all three notes fields into one freetext field for LibreEHR.</text:p>
        </text:list-item>
        <text:list-item>
          <text:p text:style-name="P2">The XML data in the XMLResults field have what might be viewed as a multidimensional structure. <text:s/>Full code comments are in the transformation script but I'll put a brief summary here in case it's helpful.</text:p>
        </text:list-item>
      </text:list>
      <text:p text:style-name="P3"><text:s text:c="4"/>Each XMLResults record from the Socrates table represents a 3 dimensional array</text:p>
      <text:p text:style-name="P3"/>
      <text:p text:style-name="P3"><text:s text:c="4"/>Dim</text:p>
      <text:p text:style-name="P3"><text:s text:c="4"/>1 <text:s text:c="3"/>XMLResults Record</text:p>
      <text:p text:style-name="P3"><text:s text:c="4"/>2 <text:s text:c="2"/><text:tab/> Reports</text:p>
      <text:p text:style-name="P3"><text:s text:c="4"/>3 <text:s text:c="2"/><text:tab/><text:tab/>Test_N</text:p>
      <text:p text:style-name="P3"><text:s text:c="3"/><text:tab/><text:tab/><text:tab/> Label_N</text:p>
      <text:p text:style-name="P3"><text:soft-page-break/><text:s text:c="3"/><text:tab/><text:tab/><text:tab/> ResultValue_N</text:p>
      <text:p text:style-name="P3"/>
      <text:p text:style-name="P3"><text:s text:c="4"/>Each line from the Socrates export file is one patient's report Record; dimension 1.</text:p>
      <text:p text:style-name="P3"><text:s text:c="3"/><text:tab/> Each Record may have multiple test results in it.</text:p>
      <text:p text:style-name="P3"><text:s text:c="4"/>From each Record is extracted the Report portion containing all the Tests; dimension 2</text:p>
      <text:p text:style-name="P3"><text:s text:c="4"/>From each Report is extracted each individual Test; dimension 3.</text:p>
      <text:p text:style-name="P3"><text:s text:c="4"/>From each Test is extracted the discrete test result values</text:p>
      <text:p text:style-name="P3"><text:s text:c="4"/>The labels of each result value and the values themselves are written to the SQL file that imports the values to LibreEHR.</text:p>
      <text:p text:style-name="P3"><text:s text:c="4"/>Each next test is extracted and the labels and values written to the output</text:p>
      <text:p text:style-name="P3"><text:s text:c="4"/>Each next Report is broken down into tests and processed</text:p>
      <text:p text:style-name="P3"><text:s text:c="4"/>When all Reports are processed we go to the next patient's record</text:p>
      <text:p text:style-name="P3"><text:s text:c="4"/>Repeat til done.</text:p>
      <text:p text:style-name="P4"><text:bookmark text:name="_qc2t3d9j07iu"/>Conclusion</text:p>
      <text:p text:style-name="P1"/>
      <text:p text:style-name="P1">After consultation with T. McCormick it was decided that they should actually be imported into a Lab Results Encounter form which as of this writing is not yet installed on the demo site. <text:s/>As soon as it is I will modify the script appropriately and import the lab results data to the demo site.</text:p>
      <text:p text:style-name="P1"/>
      <text:p text:style-name="P1">Regards- Harley T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754" meta:character-count="4485" meta:non-whitespace-character-count="3665"/>
    <meta:generator>LibreOfficeDev/5.1.0.3$Linux_X86_64 LibreOffice_project/</meta:generator>
  </office:meta>
</office:document-meta>
</file>